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 time roman" svg:font-family="'New time roman'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Title">
      <style:text-properties style:font-name="Javanese Text"/>
    </style:style>
    <style:style style:name="P2" style:family="paragraph" style:parent-style-name="Heading_20_4">
      <style:text-properties fo:color="#d62e4e" loext:opacity="100%" style:font-name="New time roman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Text_20_body">
      <style:text-properties style:font-name="New time roman" fo:font-size="12pt" officeooo:paragraph-rsid="000684dc" style:font-size-asian="12pt" style:font-size-complex="12pt"/>
    </style:style>
    <style:style style:name="P4" style:family="paragraph" style:parent-style-name="Heading_20_4">
      <style:text-properties fo:color="#d62e4e" loext:opacity="100%" style:font-name="New time roman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P5" style:family="paragraph" style:parent-style-name="Text_20_body">
      <style:text-properties style:font-name="New time roman" fo:font-size="12pt" fo:font-weight="bold" officeooo:rsid="000684dc" officeooo:paragraph-rsid="000684dc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style:font-name="New time roman" officeooo:paragraph-rsid="0006b891"/>
    </style:style>
    <style:style style:name="P7" style:family="paragraph" style:parent-style-name="Text_20_body" style:list-style-name="L1">
      <style:text-properties style:font-name="New time roman" officeooo:paragraph-rsid="0006b891" style:font-size-asian="12pt"/>
    </style:style>
    <style:style style:name="P8" style:family="paragraph" style:parent-style-name="Text_20_body" style:list-style-name="L1">
      <style:text-properties style:font-name="New time roman" fo:font-size="12pt" fo:font-weight="normal" officeooo:rsid="000684dc" officeooo:paragraph-rsid="0006b891" style:font-size-asian="12pt" style:font-weight-asian="normal" style:font-size-complex="12pt" style:font-weight-complex="normal" loext:padding="0cm" loext:border="none"/>
    </style:style>
    <style:style style:name="P9" style:family="paragraph" style:parent-style-name="Text_20_body">
      <style:text-properties fo:font-variant="normal" fo:text-transform="none" style:font-name="New time roman" fo:font-size="12pt" fo:letter-spacing="normal" fo:font-style="normal" fo:font-weight="bold" officeooo:paragraph-rsid="0006b891" style:font-size-asian="12pt" style:font-weight-asian="bold" style:font-size-complex="12pt" style:font-weight-complex="bold"/>
    </style:style>
    <style:style style:name="P10" style:family="paragraph" style:parent-style-name="Text_20_body" style:list-style-name="L2">
      <style:text-properties fo:font-variant="normal" fo:text-transform="none" style:font-name="New time roman" fo:font-size="12pt" fo:letter-spacing="normal" fo:font-style="normal" fo:font-weight="normal" officeooo:paragraph-rsid="0006b891" style:font-size-asian="12pt" style:font-size-complex="12pt"/>
    </style:style>
    <style:style style:name="P11" style:family="paragraph" style:parent-style-name="Text_20_body" style:list-style-name="L2">
      <style:text-properties style:font-name="New time roman" fo:font-size="12pt" officeooo:paragraph-rsid="0006b891" style:font-size-asian="12pt" style:font-size-complex="12pt"/>
    </style:style>
    <style:style style:name="P12" style:family="paragraph" style:parent-style-name="Text_20_body">
      <style:text-properties style:font-name="New time roman" fo:font-size="12pt" officeooo:paragraph-rsid="0006b891" style:font-size-asian="12pt" style:font-size-complex="12pt"/>
    </style:style>
    <style:style style:name="P13" style:family="paragraph" style:parent-style-name="Text_20_body">
      <style:text-properties fo:font-variant="normal" fo:text-transform="none" fo:color="#d62e4e" loext:opacity="100%" style:font-name="New time roman" fo:font-size="12pt" fo:font-style="normal" fo:font-weight="bold" style:font-size-asian="12pt" style:font-weight-asian="bold" style:font-size-complex="12pt" style:font-weight-complex="bold"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inherit" fo:font-size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ew time roman" fo:font-size="12pt" fo:letter-spacing="normal" fo:font-style="normal" fo:font-weight="bold" officeooo:paragraph-rsid="0006b891" style:font-size-asian="12pt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ew time roman" fo:font-size="12pt" fo:letter-spacing="normal" fo:font-style="normal" fo:font-weight="normal" officeooo:paragraph-rsid="0006b891" style:font-size-asian="12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New time roman" officeooo:paragraph-rsid="0006b891" style:font-size-asian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62e4e" loext:opacity="100%" style:font-name="New time roman" fo:font-size="12pt" fo:font-style="normal" fo:font-weight="bold" officeooo:paragraph-rsid="0006b891" style:font-size-asian="12pt" style:font-weight-asian="bold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New time roman" style:font-size-asian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62e4e" loext:opacity="100%" style:font-name="New time roman" fo:font-size="12pt" fo:font-style="normal" fo:font-weight="bold" style:font-size-asian="12pt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New time roman" officeooo:paragraph-rsid="00087f5f" style:font-size-asian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62e4e" loext:opacity="100%" style:font-name="New time roman" fo:font-size="12pt" fo:letter-spacing="normal" fo:font-style="normal" fo:font-weight="normal" officeooo:rsid="0006b891" officeooo:paragraph-rsid="00087f5f" style:font-size-asian="12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62e4e" loext:opacity="100%" style:font-name="New time roman" fo:font-size="12pt" fo:letter-spacing="normal" fo:font-style="normal" fo:font-weight="bold" officeooo:rsid="0006b891" officeooo:paragraph-rsid="00087f5f" style:font-size-asian="12pt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gg sans" style:font-size-asian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3465a4" loext:opacity="100%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officeooo:rsid="000684dc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684dc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0684dc" style:font-weight-asian="normal" style:font-size-complex="12pt" style:font-weight-complex="normal" loext:padding="0cm" loext:border="none"/>
    </style:style>
    <style:style style:name="T7" style:family="text">
      <style:text-properties fo:font-size="12pt" fo:font-weight="normal" officeooo:rsid="0006b891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font-size="12pt" fo:letter-spacing="normal" fo:font-style="normal" fo:font-weight="normal" officeooo:rsid="0006b891" loext:padding="0cm" loext:border="none"/>
    </style:style>
    <style:style style:name="T10" style:family="text">
      <style:text-properties fo:font-variant="normal" fo:text-transform="none" fo:color="#d62e4e" loext:opacity="100%" fo:font-size="12pt" fo:letter-spacing="normal" fo:font-style="normal" fo:font-weight="normal" officeooo:rsid="0006b891" loext:padding="0cm" loext:border="none"/>
    </style:style>
    <style:style style:name="T11" style:family="text">
      <style:text-properties fo:font-variant="normal" fo:text-transform="none" style:font-name="New time roman" fo:font-size="12pt" fo:letter-spacing="normal" fo:font-style="normal" fo:font-weight="normal" officeooo:rsid="0006b891" loext:padding="0cm" loext:border="none"/>
    </style:style>
    <style:style style:name="T12" style:family="text">
      <style:text-properties style:font-name="New time roman" officeooo:rsid="0006b891"/>
    </style:style>
    <style:style style:name="T13" style:family="text">
      <style:text-properties fo:font-family="'Times New Roman'" style:font-family-generic="roman" style:font-pitch="variabl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NGUA Y LITERATURA </text:p>
      <text:h text:style-name="P2" text:outline-level="4"><text:span text:style-name="T1">Identificación de Textos Literarios</text:span> :</text:h>
      <text:p text:style-name="P3"><text:span text:style-name="T2">Los textos literarios se identifican por su intención estética, es decir, buscan provocar una experiencia artística y emocional. </text:span><text:span text:style-name="T3">Utilizan un lenguaje connotativo</text:span><text:span text:style-name="T2"> y recursos expresivos como metáforas, símbolos y juegos de palabras.</text:span><text:span text:style-name="T3"> Se diferencian de textos no literarios (informativos, científicos, etc.) por su creatividad y subjetiv</text:span><text:span text:style-name="T3">idad. </text:span></text:p>
      <text:h text:style-name="P4" text:outline-level="4">Literatura: Concepto, Tipos de Textos y Disciplinas Auxiliares:</text:h>
      <text:p text:style-name="P5">¿Que es la literatura?</text:p>
      <text:list text:style-name="L1">
        <text:list-item>
          <text:p text:style-name="P6"><text:span text:style-name="T4">Conjunto de las producciones literarias de una nación, de una época o de un género.</text:span><text:span text:style-name="T5"> </text:span></text:p>
        </text:list-item>
        <text:list-item>
          <text:p text:style-name="P7"><text:span text:style-name="T6">Término difuso que se emplea para indicar obras que pertenecen a los géneros principales épica, drama, </text:span><text:span text:style-name="T7">li</text:span><text:span text:style-name="T6">rica, novela, cuento, oda. Si se describe el término literatura, en oposición a otra cosa, el término conlleva connotaciones cualitativas que implican que la obra está por encima del nivel normal de las obras escritas…</text:span></text:p>
          <text:p text:style-name="P8"/>
        </text:list-item>
      </text:list>
      <text:p text:style-name="P9">Tipos de textos:</text:p>
      <text:list text:style-name="L2">
        <text:list-item>
          <text:p text:style-name="P10"><text:s/>Narrativo: Relato de hechos reales o imaginarios (cuentos, novelas).</text:p>
        </text:list-item>
        <text:list-item>
          <text:p text:style-name="P10"><text:s/>Lírico: Expresa emociones y sentimientos (poesía). </text:p>
        </text:list-item>
        <text:list-item>
          <text:p text:style-name="P11"><text:span text:style-name="T2">Dramático: Representa conflictos a través del diálogo (teatro).</text:span> </text:p>
        </text:list-item>
      </text:list>
      <text:p text:style-name="P9">Disciplinas auxiliares: </text:p>
      <text:p text:style-name="P12"><text:span text:style-name="T2">Historia, psicología, sociología, filosofía, lingüística: ayudan a interpretar y contextualizar la obra literaria.</text:span> </text:p>
      <text:p text:style-name="P12"/>
      <text:p text:style-name="P13"><draw:frame draw:style-name="fr1" draw:name="Marco1" text:anchor-type="char" svg:width="0.041cm" draw:z-index="0"><draw:text-box fo:min-height="0.041cm"><text:p text:style-name="P14">,</text:p></draw:text-box></draw:frame>Características de la Obra Literaria y del Lenguaje Literario</text:p>
      <text:p text:style-name="P15">Obra literaria:</text:p>
      <text:p text:style-name="P16"><text:s/>Subjetiva</text:p>
      <text:p text:style-name="P16"><text:s/>Estética</text:p>
      <text:p text:style-name="P16"><text:s/>Ficcional</text:p>
      <text:p text:style-name="P16"><text:s/>Imaginativa </text:p>
      <text:p text:style-name="P15"><text:soft-page-break/>Lenguaje literario:</text:p>
      <text:p text:style-name="P16"><text:s/>Connotativo</text:p>
      <text:p text:style-name="P16"><text:s/>Rico en recursos literarios</text:p>
      <text:p text:style-name="P16"><text:s/>Creativo y expresivo</text:p>
      <text:p text:style-name="P17"><text:span text:style-name="T8"><text:s/>Polivalente (admite múltiples interpretaciones) </text:span><text:line-break/></text:p>
      <text:p text:style-name="P18"><draw:frame draw:style-name="fr1" draw:name="Marco2" text:anchor-type="char" svg:width="0.041cm" draw:z-index="1"><draw:text-box fo:min-height="0.041cm"><text:p text:style-name="P14">,</text:p></draw:text-box></draw:frame>Literatura como Arte</text:p>
      <text:p text:style-name="P19"><text:span text:style-name="T8">La literatura es una de las bellas artes. Tiene una función estética y comunicativa. Expresa la visión del mundo del autor y de su época. Estimula la imaginación y la reflexión del lector.</text:span> </text:p>
      <text:p text:style-name="P19"/>
      <text:p text:style-name="P20"><draw:frame draw:style-name="fr1" draw:name="Marco3" text:anchor-type="char" svg:width="0.041cm" draw:z-index="2"><draw:text-box fo:min-height="0.041cm"><text:p text:style-name="P14">,</text:p></draw:text-box></draw:frame>Canon Literario</text:p>
      <text:p text:style-name="P16">Es el conjunto de obras consideradas como modelos de excelencia y representativas de una cultura. </text:p>
      <text:p text:style-name="P21"><text:span text:style-name="T9">Ej: </text:span><text:span text:style-name="T10">Don quijote de la mancha</text:span></text:p>
      <text:p text:style-name="P22"/>
      <text:p text:style-name="P23"><draw:frame draw:style-name="fr1" draw:name="Marco4" text:anchor-type="char" svg:width="0.041cm" draw:z-index="3"><draw:text-box fo:min-height="0.041cm"><text:p text:style-name="P14">,</text:p></draw:text-box></draw:frame>Contexto y Temáticas de la Literatura</text:p>
      <text:p text:style-name="P24"><text:span text:style-name="T11">El contexto histórico, social y cultural influye en la producción literaria. Las obras reflejan problemáticas de su tiempo: amor, poder, justicia, libertad, identidad, etc. La interpretación de una obra depende también del contexto del lector.</text:span><text:span text:style-name="T12"> </text:span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 time roman" svg:font-family="'New time roman'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00:03:05.400314200</meta:creation-date>
    <dc:date>2025-05-15T00:46:37.013739400</dc:date>
    <meta:editing-duration>PT3M19S</meta:editing-duration>
    <meta:editing-cycles>1</meta:editing-cycles>
    <meta:document-statistic meta:table-count="0" meta:image-count="0" meta:object-count="0" meta:page-count="2" meta:paragraph-count="35" meta:word-count="311" meta:character-count="2126" meta:non-whitespace-character-count="1831"/>
    <meta:generator>LibreOffice/25.2.2.2$Windows_X86_64 LibreOffice_project/7370d4be9e3cf6031a51beef54ff3bda878e3fac</meta:generator>
  </office:meta>
</office:document-meta>
</file>